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ans-Regular" svg:font-family="OpenSans-Regular, 'Open Sans', 'Open Sans', MS-Gothic"/>
    <style:font-face style:name="Lucida Sans1"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344cm"/>
        </style:tab-stops>
      </style:paragraph-properties>
    </style:style>
    <style:style style:name="P2" style:family="paragraph" style:parent-style-name="Standard">
      <style:paragraph-properties>
        <style:tab-stops>
          <style:tab-stop style:position="0.344cm"/>
        </style:tab-stops>
      </style:paragraph-properties>
    </style:style>
    <style:style style:name="P3" style:family="paragraph" style:parent-style-name="Standard">
      <style:paragraph-properties fo:padding-left="0cm" fo:padding-right="0cm" fo:padding-top="0.035cm" fo:padding-bottom="0cm" fo:border-left="none" fo:border-right="none" fo:border-top="0.018cm solid #00000a" fo:border-bottom="none"/>
    </style:style>
    <style:style style:name="P4" style:family="paragraph" style:parent-style-name="Standard">
      <style:paragraph-properties fo:break-before="page" fo:padding-left="0cm" fo:padding-right="0cm" fo:padding-top="0.035cm" fo:padding-bottom="0cm" fo:border-left="none" fo:border-right="none" fo:border-top="0.018cm solid #00000a" fo:border-bottom="none"/>
    </style:style>
    <style:style style:name="P5" style:family="paragraph" style:parent-style-name="List_20_Paragraph" style:list-style-name="WWNum1"/>
    <style:style style:name="P6" style:family="paragraph" style:parent-style-name="Preformatted_20_Text">
      <style:paragraph-properties style:line-height-at-least="0.714cm" fo:text-align="start" style:justify-single-word="false" fo:orphans="2" fo:widows="2"/>
      <style:text-properties fo:letter-spacing="normal"/>
    </style:style>
    <style:style style:name="P7" style:family="paragraph" style:parent-style-name="Preformatted_20_Text">
      <style:paragraph-properties fo:margin-top="0cm" fo:margin-bottom="0.499cm" style:line-height-at-least="0.714cm" fo:text-align="start" style:justify-single-word="false" fo:orphans="2" fo:widows="2"/>
      <style:text-properties fo:letter-spacing="normal"/>
    </style:style>
    <style:style style:name="T1" style:family="text">
      <style:text-properties fo:font-weight="bold" style:font-weight-asian="bold"/>
    </style:style>
    <style:style style:name="T2" style:family="text">
      <style:text-properties fo:color="#4f6886" style:text-line-through-style="none" style:font-name="OpenSans-Regular" fo:font-size="15pt" style:text-underline-style="none" fo:font-weight="normal" style:text-blinking="false"/>
    </style:style>
    <style:style style:name="T3" style:family="text">
      <style:text-properties fo:color="#4f6886" style:text-line-through-style="none" style:font-name="OpenSans-Regular" fo:font-size="15pt" fo:letter-spacing="normal" style:text-underline-style="none" fo:font-weight="normal" style:text-blinking="false"/>
    </style:style>
    <style:style style:name="T4" style:family="text">
      <style:text-properties fo:color="#4f6886" style:font-name="OpenSans-Regular" fo:font-size="15pt" style:text-underline-style="solid" style:text-underline-width="auto" style:text-underline-color="font-color" fo:font-weight="normal"/>
    </style:style>
    <style:style style:name="T5" style:family="text">
      <style:text-properties fo:color="#4f6886" style:font-name="OpenSans-Regular" fo:font-size="15pt" fo:letter-spacing="normal" style:text-underline-style="solid" style:text-underline-width="auto" style:text-underline-color="font-color" fo:font-weight="normal"/>
    </style:style>
    <style:style style:name="T6" style:family="text">
      <style:text-properties fo:color="#4f6886" style:font-name="OpenSans-Regular" fo:font-size="15pt" fo:letter-spacing="normal" fo:font-weight="normal"/>
    </style:style>
    <style:style style:name="T7" style:family="text">
      <style:text-properties fo:color="#4f6886" fo:letter-spacing="normal"/>
    </style:style>
    <style:style style:name="T8" style:family="text">
      <style:text-properties fo:color="#4f6886" fo:font-size="15pt"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pérer les arnaques]</text:span></text:p>
      <text:p text:style-name="Standard"/>
      <text:p text:style-name="Standard">Premier reflex : si vous avez un doute, ne cliquez pas ! </text:p>
      <text:p text:style-name="Standard">Et si vous n’en avez pas ou si vous ne savez pas comment repérer une arnaque, faites une recherche avant de cliquer. </text:p>
      <text:p text:style-name="Standard"/>
      <text:p text:style-name="Standard">Sur internet, on trouve de tout pour nous aider et nous simplifier le quotidien (achats plus rapides, ventes d’occasion, une vidéo pour apprendre à réparer le robinet, guide d’utilisation de votre nouvel appareil photo, recettes originales et saines avec les restes du frigo, …) mais on peut également rencontrer des arnaqueurs. </text:p>
      <text:p text:style-name="Standard">Comme dans la vraie vie, vous ne voyez pas le pickpocket arriver et c’est un peu tard quand vous réalisez que vous n’avez plus votre portefeuille ou votre téléphone. Sur internet, voici quelques conseils pour repérer les malveillants : </text:p>
      <text:p text:style-name="Standard"/>
      <text:list xml:id="list8276540727070662213" text:style-name="WWNum1">
        <text:list-item>
          <text:p text:style-name="P5">Pour les sites sécurisés, utilisez des mots de passe complexes (la plupart des sites vous suggèrent plusieurs astuces et un test de la « force » de votre mot de passe) et ne les donner à personne ! </text:p>
        </text:list-item>
        <text:list-item>
          <text:p text:style-name="P5">Ne communiquer jamais vos coordonnées bancaires par téléphone</text:p>
        </text:list-item>
        <text:list-item>
          <text:p text:style-name="P5">Vérifiez sur Google le nom d’un site douteux avec le mot « arnaque » dans la recherche. En général, vous n’êtes pas la première victime, ne soyez pas la suivante !</text:p>
        </text:list-item>
        <text:list-item>
          <text:p text:style-name="P5">En général, vous ne gagnez rien sans avoir participer à un concours et les gagnants sont toujours contacter personnellement. Attention aux concours également ! </text:p>
        </text:list-item>
      </text:list>
      <text:p text:style-name="Standard"/>
      <text:p text:style-name="Standard">Plusieurs liens utiles :<text:line-break/><text:line-break/><text:bookmark text:name="attr-96b72ccf-0555-4c84-8210-7eab69d7c685"/><text:span text:style-name="T3">Economie: </text:span><text:bookmark text:name="attr-588bdd76-c3b1-4e99-9003-6d1f3faf4c89"/><text:span text:style-name="T5">Comment reconnaître une arnaque ou un arnaqueur ?</text:span></text:p>
      <text:p text:style-name="P6"><text:bookmark text:name="attr-588bdd76-c3b1-4e99-9003-6d1f3faf4c891"/><text:bookmark text:name="attr-1b80ef7d-cbca-4b8e-a5c1-28218560d150"/><text:span text:style-name="T2">Test Achat: </text:span><text:bookmark text:name="attr-b52d1f08-0928-48cc-8614-99b1031de9c8"/><text:span text:style-name="T4">Cybercriminalité et une arnaques sur internet</text:span></text:p>
      <text:p text:style-name="P7"><text:bookmark text:name="attr-b52d1f08-0928-48cc-8614-99b1031de9c81"/><text:bookmark text:name="attr-f8134e79-c7ce-4aa0-b95c-f53ba5958c72"/><text:span text:style-name="T2">Cecbelgique: </text:span><text:bookmark text:name="attr-cc55b09e-1ad6-47a2-9066-774cadef8752"/><text:span text:style-name="T4">Réagir en cas d'arnaque<text:line-break/><text:line-break/></text:span></text:p>
      <text:p text:style-name="Standard"><text:a xlink:type="simple" xlink:href="https://economie.fgov.be/fr/themes/protection-des-consommateurs/arnaques-la-consommation/comment-reconnaitre-une" text:style-name="Internet_20_link" text:visited-style-name="Visited_20_Internet_20_Link">https://economie.fgov.be/fr/themes/protection-des-consommateurs/arnaques-la-consommation/comment-reconnaitre-une</text:a></text:p>
      <text:p text:style-name="Standard"/>
      <text:p text:style-name="Standard"><text:a xlink:type="simple" xlink:href="https://www.test-achats.be/hightech/internet/dossier/arnaques-sur-internet-1/denoncer-une-arnaque" text:style-name="Internet_20_link" text:visited-style-name="Visited_20_Internet_20_Link">https://www.test-achats.be/hightech/internet/dossier/arnaques-sur-internet-1/denoncer-une-arnaque</text:a></text:p>
      <text:p text:style-name="Standard"/>
      <text:p text:style-name="Standard"><text:a xlink:type="simple" xlink:href="https://www.cecbelgique.be/themes/arnaque-tromperie/arnaque-et-fraude/reagir-en-cas-darnaque" text:style-name="Internet_20_link" text:visited-style-name="Visited_20_Internet_20_Link">https://www.cecbelgique.be/themes/arnaque-tromperie/arnaque-et-fraude/reagir-en-cas-darnaque</text:a></text:p>
      <text:p text:style-name="P7"><text:span text:style-name="T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ans-Regular" svg:font-family="OpenSans-Regular, 'Open Sans', 'Open Sans', MS-Gothic"/>
    <style:font-face style:name="Lucida Sans1"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alibri" style:language-asian="en" style:country-asian="US" style:font-name-complex="F"/>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ine Larmuseau</meta:initial-creator>
    <meta:creation-date>2020-04-04T17:34:59.63</meta:creation-date>
    <dc:date>2020-04-04T17:39:14.41</dc:date>
    <dc:creator>Carine Larmuseau</dc:creator>
    <meta:editing-duration>PT3M22S</meta:editing-duration>
    <meta:editing-cycles>2</meta:editing-cycles>
    <meta:generator>OpenOffice/4.1.7$Win32 OpenOffice.org_project/417m1$Build-9800</meta:generator>
    <meta:document-statistic meta:table-count="0" meta:image-count="0" meta:object-count="0" meta:page-count="1" meta:paragraph-count="15" meta:word-count="261" meta:character-count="1827"/>
  </office:meta>
</office:document-meta>
</file>